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6.376cm" fo:margin-right="0cm" fo:text-indent="0cm" style:auto-text-indent="false"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6" style:family="paragraph" style:parent-style-name="Text_20_body">
      <style:paragraph-properties>
        <style:tab-stops>
          <style:tab-stop style:position="9.502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502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6.403cm" fo:margin-right="0cm" fo:text-align="start" style:justify-single-word="false" fo:text-indent="0cm" style:auto-text-indent="false" style:snap-to-layout-grid="false">
        <style:tab-stops>
          <style:tab-stop style:position="-48.72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6.403cm" fo:margin-right="0cm" fo:text-align="start" style:justify-single-word="false" fo:text-indent="0cm" style:auto-text-indent="false" style:text-autospace="none">
        <style:tab-stops>
          <style:tab-stop style:position="-48.72cm"/>
        </style:tab-stops>
      </style:paragraph-properties>
      <style:text-properties fo:font-size="11pt" fo:language="fr" fo:country="FR" style:font-name-asian="Times New Roman" style:font-size-asian="11pt" style:font-name-complex="Times New Roman" style:font-size-complex="11pt"/>
    </style:style>
    <style:style style:name="P15" style:family="paragraph" style:parent-style-name="Body_20_Text_20_2">
      <style:text-properties fo:font-size="10pt" style:font-size-asian="10pt" style:font-size-complex="10pt"/>
    </style:style>
    <style:style style:name="P16" style:family="paragraph" style:parent-style-name="Body_20_Text_20_2">
      <style:text-properties fo:font-size="11pt" style:font-size-asian="11pt" style:font-size-complex="11pt"/>
    </style:style>
    <style:style style:name="P17" style:family="paragraph" style:parent-style-name="Body_20_Text_20_2">
      <style:paragraph-properties fo:margin-left="10.252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41.266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Text_20_body" style:master-page-name="Standard">
      <style:paragraph-properties style:page-number="auto">
        <style:tab-stops>
          <style:tab-stop style:position="9.50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8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9" style:family="text">
      <style:text-properties fo:font-size="12pt" fo:language="fr" fo:country="F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fo:language="fr" fo:country="FR" style:font-name-asian="Times New Roman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:\webrsa_editions\vendors\modelesodt\Reorientationep9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/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884cm" fo:margin-right="0cm" fo:text-indent="0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left="3.747cm" fo:margin-right="0cm" fo:text-indent="0cm" style:auto-text-indent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>
      <style:paragraph-properties fo:margin-left="8.742cm" fo:margin-right="0cm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style:font-name="Comic Sans MS" fo:font-size="14pt" fo:font-style="italic" fo:font-weight="bold" style:font-name-asian="Comic Sans MS" style:font-size-asian="14pt" style:font-style-asian="italic" style:font-weight-asian="bold" style:font-name-complex="Comic Sans MS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1" style:font-name-complex="Symbol1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1z0" style:family="text">
      <style:text-properties style:font-name="Times New Roman" style:font-name-complex="Symbol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1111111" style:family="text"/>
    <style:style style:name="RTF_5f_Num_20_2_20_1" style:display-name="RTF_Num 2 1" style:family="text">
      <style:text-properties style:font-name="Symbol1" style:font-name-asian="Symbol1" style:font-name-complex="Symbol1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1" style:font-name-asian="Symbol1" style:font-name-complex="Symbol1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1" style:font-name-asian="Symbol1" style:font-name-complex="Symbol1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1" style:font-name-asian="Symbol1" style:font-name-complex="Symbol1"/>
    </style:style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1" style:font-name-asian="Symbol1" style:font-name-complex="Symbol1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1" style:font-name-asian="Symbol1" style:font-name-complex="Symbol1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Symbol1" style:font-name-asian="Symbol1" style:font-name-complex="Symbol1"/>
    </style:style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>
      <style:text-properties fo:font-size="10pt" style:font-size-asian="10pt" style:font-size-complex="10pt"/>
    </style:style>
    <style:style style:name="RTF_5f_Num_20_18_20_1" style:display-name="RTF_Num 18 1" style:family="text">
      <style:text-properties style:font-name="Symbol1" style:font-name-asian="Symbol1" style:font-name-complex="Symbol1"/>
    </style:style>
    <style:style style:name="RTF_5f_Num_20_19_20_1" style:display-name="RTF_Num 19 1" style:family="text"/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1" style:font-name-asian="Symbol1" style:font-name-complex="Symbol1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1" style:font-name-asian="Symbol1" style:font-name-complex="Symbol1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1_20_1" style:display-name="RTF_Num 21 1" style:family="text"/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1" style:font-name-asian="Symbol1" style:font-name-complex="Symbol1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1" style:font-name-asian="Symbol1" style:font-name-complex="Symbol1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>
      <style:text-properties style:font-name="Symbol1" style:font-name-asian="Symbol1" style:font-name-complex="Symbol1"/>
    </style:style>
    <style:style style:name="RTF_5f_Num_20_25_20_1" style:display-name="RTF_Num 25 1" style:family="text">
      <style:text-properties style:font-name="Symbol1" style:font-name-asian="Symbol1" style:font-name-complex="Symbol1"/>
    </style:style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>
      <style:text-properties style:font-name="Symbol1" style:font-name-asian="Symbol1" style:font-name-complex="Symbol1"/>
    </style:style>
    <style:style style:name="RTF_5f_Num_20_29_20_1" style:display-name="RTF_Num 29 1" style:family="text">
      <style:text-properties style:font-name="Symbol1" style:font-name-asian="Symbol1" style:font-name-complex="Symbol1"/>
    </style:style>
    <style:style style:name="RTF_5f_Num_20_30_20_1" style:display-name="RTF_Num 30 1" style:family="text">
      <style:text-properties style:font-name="Symbol1" style:font-name-asian="Symbol1" style:font-name-complex="Symbol1"/>
    </style:style>
    <style:style style:name="RTF_5f_Num_20_31_20_1" style:display-name="RTF_Num 31 1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035cm" fo:margin-bottom="1.251cm" fo:margin-left="2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2cm" fo:margin-left="0cm" fo:margin-right="0cm" fo:margin-bottom="2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1.251cm" fo:margin-left="2cm" fo:margin-right="1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jet du 28/06/2010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06-24T12:02:00</meta:print-date>
    <meta:editing-duration>PT02H00M02S</meta:editing-duration>
    <meta:generator>OpenOffice.org/3.2$Win32 OpenOffice.org_project/320m12$Build-9483</meta:generator>
    <meta:document-statistic meta:table-count="0" meta:image-count="0" meta:object-count="0" meta:page-count="1" meta:paragraph-count="2" meta:word-count="4" meta:character-count="75"/>
    <dc:date>2011-10-18T16:19:17.43</dc:date>
    <dc:creator>Julien Mille</dc:creator>
    <meta:editing-cycles>1</meta:editing-cycles>
    <meta:user-defined meta:name="Info 1"/>
    <meta:user-defined meta:name="Info 2"/>
    <meta:user-defined meta:name="Info 3"/>
    <meta:user-defined meta:name="Info 4"/>
  </office:meta>
</office:document-meta>
</file>